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3" style:family="graphic" style:parent-style-name="objectwithoutfill">
      <style:graphic-properties svg:stroke-width="0.05cm" draw:marker-start-width="0.28cm" draw:marker-end="Arrow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4cm" svg:height="1.4cm" svg:x="12cm" svg:y="4.1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cm" svg:height="1.4cm" svg:x="16.1cm" svg:y="2.4cm"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cm" svg:height="1.4cm" svg:x="16.1cm" svg:y="5.7cm">
          <text:p text:style-name="P1">R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cm" svg:height="1.4cm" svg:x="2.9cm" svg:y="4.3cm">
          <text:p text:style-name="P1">R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cm" svg:height="1.4cm" svg:x="7cm" svg:y="2.6cm">
          <text:p text:style-name="P1">R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31cm" svg:height="1.1cm" svg:x="3.1cm" svg:y="7.5cm">
          <draw:text-box>
            <text:p>M</text:p>
          </draw:text-box>
        </draw:frame>
        <draw:line draw:style-name="gr3" draw:text-style-name="P1" draw:layer="layout" svg:x1="3.6cm" svg:y1="7.5cm" svg:x2="3.6cm" svg:y2="6cm">
          <text:p/>
        </draw:line>
        <draw:frame draw:style-name="gr2" draw:layer="layout" svg:width="1.031cm" svg:height="1.1cm" svg:x="16.4cm" svg:y="8.9cm">
          <draw:text-box>
            <text:p>M</text:p>
          </draw:text-box>
        </draw:frame>
        <draw:line draw:style-name="gr3" draw:text-style-name="P1" draw:layer="layout" svg:x1="16.9cm" svg:y1="8.9cm" svg:x2="16.9cm" svg:y2="7.4cm">
          <text:p/>
        </draw:line>
        <draw:connector draw:style-name="gr4" draw:text-style-name="P1" draw:layer="layout" draw:type="curve" draw:line-skew="-0.478cm -0.578cm" svg:x1="2.9cm" svg:y1="5cm" svg:x2="3.6cm" svg:y2="4.3cm" draw:start-shape="id1" draw:start-glue-point="6" draw:end-shape="id1" draw:end-glue-point="4" svg:d="m2900 5000c-1504 0-1253-902-703-1490s1403-864 1403 790" svg:viewBox="0 0 1832 1948">
          <text:p/>
        </draw:connector>
        <draw:connector draw:style-name="gr4" draw:text-style-name="P1" draw:layer="layout" draw:type="curve" draw:line-skew="-0.378cm -0.378cm" svg:x1="7cm" svg:y1="3.3cm" svg:x2="7.7cm" svg:y2="2.6cm" draw:start-shape="id2" draw:start-glue-point="6" draw:end-shape="id2" draw:end-glue-point="4" svg:d="m7000 3300c-1354 0-1128-802-615-1315s1315-739 1315 615" svg:viewBox="0 0 1716 1716">
          <text:p/>
        </draw:connector>
        <draw:connector draw:style-name="gr4" draw:text-style-name="P1" draw:layer="layout" draw:type="curve" svg:x1="17.5cm" svg:y1="6.4cm" svg:x2="17.5cm" svg:y2="3.1cm" draw:start-shape="id3" draw:start-glue-point="10" draw:end-shape="id4" draw:end-glue-point="10" svg:d="m17500 6400c789 0 789-3300 0-3300" svg:viewBox="0 0 593 3301">
          <text:p/>
        </draw:connector>
        <draw:connector draw:style-name="gr4" draw:text-style-name="P1" draw:layer="layout" draw:type="curve" svg:x1="16.305cm" svg:y1="2.605cm" svg:x2="12.7cm" svg:y2="4.1cm" draw:start-shape="id4" draw:start-glue-point="5" draw:end-shape="id5" draw:end-glue-point="4" svg:d="m16305 2605c-2404 0-3605 498-3605 1495" svg:viewBox="0 0 3606 1496">
          <text:p/>
        </draw:connector>
        <draw:connector draw:style-name="gr4" draw:text-style-name="P1" draw:layer="layout" draw:type="curve" svg:x1="13.195cm" svg:y1="5.295cm" svg:x2="16.8cm" svg:y2="3.8cm" draw:start-shape="id5" draw:start-glue-point="9" draw:end-shape="id4" draw:end-glue-point="8" svg:d="m13195 5295c2404 0 3605-498 3605-1495" svg:viewBox="0 0 3606 1496">
          <text:p/>
        </draw:connector>
        <draw:frame draw:style-name="gr5" draw:layer="layout" svg:width="3.495cm" svg:height="0.962cm" svg:x="2.095cm" svg:y="10.012cm">
          <draw:text-box>
            <text:p>Esempio 1</text:p>
          </draw:text-box>
        </draw:frame>
        <draw:frame draw:style-name="gr5" draw:layer="layout" svg:width="3.495cm" svg:height="0.962cm" svg:x="13.005cm" svg:y="10cm">
          <draw:text-box>
            <text:p>Esempio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9T10:07:51</meta:creation-date>
    <dc:date>2014-04-19T10:27:12</dc:date>
    <meta:editing-duration>PT16M2S</meta:editing-duration>
    <meta:editing-cycles>2</meta:editing-cycles>
    <meta:generator>LibreOffice/3.5$Linux_x86 LibreOffice_project/350m1$Build-2</meta:generator>
    <meta:document-statistic meta:object-count="16"/>
  </office:meta>
</office:document-meta>
</file>